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 style:data-style-name="N1">
      <style:table-cell-properties style:rotation-align="none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2">
      <style:table-cell-properties style:rotation-align="none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number-columns-repeated="4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lochnr</text:p>
          </table:table-cell>
          <table:table-cell office:value-type="string" calcext:value-type="string">
            <text:p>groesse</text:p>
          </table:table-cell>
          <table:table-cell table:style-name="Default" office:value-type="string" calcext:value-type="string">
            <text:p>proz</text:p>
          </table:table-cell>
          <table:table-cell office:value-type="string" calcext:value-type="string">
            <text:p>gesamtproz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99999999999986" calcext:value-type="float">
            <text:p>0.099999999999999</text:p>
          </table:table-cell>
          <table:table-cell office:value-type="float" office:value="4.6790532122987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3.34860072021704" calcext:value-type="float">
            <text:p>3.34860072021704</text:p>
          </table:table-cell>
          <table:table-cell table:style-name="ce4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2.2717982621334" calcext:value-type="float">
            <text:p>2.271798262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9999999999999" calcext:value-type="float">
            <text:p>0.299999999999999</text:p>
          </table:table-cell>
          <table:table-cell office:value-type="float" office:value="4.61650024330503" calcext:value-type="float">
            <text:p>5</text:p>
          </table:table-cell>
          <table:table-cell office:value-type="float" office:value="4.6790532122987" calcext:value-type="float">
            <text:p>4.679053212298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3.31656321528786" calcext:value-type="float">
            <text:p>3.31656321528786</text:p>
          </table:table-cell>
          <table:table-cell office:value-type="float" office:value="3.34860072021704" calcext:value-type="float">
            <text:p>3.34860072021704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2.26147612745812" calcext:value-type="float">
            <text:p>2.26147612745812</text:p>
          </table:table-cell>
          <table:table-cell office:value-type="float" office:value="2.2717982621334" calcext:value-type="float">
            <text:p>2.27179826213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9999999999999" calcext:value-type="float">
            <text:p>0.499999999999999</text:p>
          </table:table-cell>
          <table:table-cell office:value-type="float" office:value="4.55478352766271" calcext:value-type="float">
            <text:p>5</text:p>
          </table:table-cell>
          <table:table-cell office:value-type="float" office:value="9.29555345560373" calcext:value-type="float">
            <text:p>9.29555345560373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3.28483222696303" calcext:value-type="float">
            <text:p>3.28483222696303</text:p>
          </table:table-cell>
          <table:table-cell office:value-type="float" office:value="6.66516393550491" calcext:value-type="float">
            <text:p>6.66516393550491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2.25120089239803" calcext:value-type="float">
            <text:p>2.25120089239803</text:p>
          </table:table-cell>
          <table:table-cell office:value-type="float" office:value="4.53327438959152" calcext:value-type="float">
            <text:p>4.53327438959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9999999999999" calcext:value-type="float">
            <text:p>0.699999999999999</text:p>
          </table:table-cell>
          <table:table-cell office:value-type="float" office:value="4.49389188573184" calcext:value-type="float">
            <text:p>4</text:p>
          </table:table-cell>
          <table:table-cell office:value-type="float" office:value="13.8503369832664" calcext:value-type="float">
            <text:p>13.8503369832664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3.25340482266622" calcext:value-type="float">
            <text:p>3.25340482266622</text:p>
          </table:table-cell>
          <table:table-cell office:value-type="float" office:value="9.94999616246794" calcext:value-type="float">
            <text:p>9.94999616246794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2.24097234386018" calcext:value-type="float">
            <text:p>2.24097234386018</text:p>
          </table:table-cell>
          <table:table-cell office:value-type="float" office:value="6.78447528198955" calcext:value-type="float">
            <text:p>6.78447528198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9999999999999" calcext:value-type="float">
            <text:p>0.899999999999999</text:p>
          </table:table-cell>
          <table:table-cell office:value-type="float" office:value="4.43381428733004" calcext:value-type="float">
            <text:p>4</text:p>
          </table:table-cell>
          <table:table-cell office:value-type="float" office:value="18.3442288689983" calcext:value-type="float">
            <text:p>18.344228868998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.22227809787831" calcext:value-type="float">
            <text:p>3.22227809787831</text:p>
          </table:table-cell>
          <table:table-cell office:value-type="float" office:value="13.2034009851342" calcext:value-type="float">
            <text:p>13.2034009851342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.23079026971986" calcext:value-type="float">
            <text:p>2.23079026971986</text:p>
          </table:table-cell>
          <table:table-cell office:value-type="float" office:value="9.02544762584973" calcext:value-type="float">
            <text:p>9.025447625849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4.37453984973441" calcext:value-type="float">
            <text:p>4</text:p>
          </table:table-cell>
          <table:table-cell office:value-type="float" office:value="22.7780431563283" calcext:value-type="float">
            <text:p>22.7780431563283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3.19144917586898" calcext:value-type="float">
            <text:p>3.19144917586898</text:p>
          </table:table-cell>
          <table:table-cell office:value-type="float" office:value="16.4256790830125" calcext:value-type="float">
            <text:p>16.4256790830125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float" office:value="2.22065445881616" calcext:value-type="float">
            <text:p>2.22065445881616</text:p>
          </table:table-cell>
          <table:table-cell office:value-type="float" office:value="11.2562378955696" calcext:value-type="float">
            <text:p>11.25623789556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4.31605783571012" calcext:value-type="float">
            <text:p>4</text:p>
          </table:table-cell>
          <table:table-cell office:value-type="float" office:value="27.1525830060627" calcext:value-type="float">
            <text:p>27.1525830060627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.7</text:p>
          </table:table-cell>
          <table:table-cell office:value-type="float" office:value="3.16091520743081" calcext:value-type="float">
            <text:p>3.16091520743081</text:p>
          </table:table-cell>
          <table:table-cell office:value-type="float" office:value="19.6171282588815" calcext:value-type="float">
            <text:p>19.6171282588815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office:value-type="float" office:value="2.2105647009476" calcext:value-type="float">
            <text:p>2.2105647009476</text:p>
          </table:table-cell>
          <table:table-cell office:value-type="float" office:value="13.4768923543857" calcext:value-type="float">
            <text:p>13.4768923543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4.25835765156551" calcext:value-type="float">
            <text:p>4</text:p>
          </table:table-cell>
          <table:table-cell office:value-type="float" office:value="31.4686408417728" calcext:value-type="float">
            <text:p>31.4686408417728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office:value-type="float" office:value="3.130673370616" calcext:value-type="float">
            <text:p>3.130673370616</text:p>
          </table:table-cell>
          <table:table-cell office:value-type="float" office:value="22.7780434663123" calcext:value-type="float">
            <text:p>22.7780434663123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.2</text:p>
          </table:table-cell>
          <table:table-cell office:value-type="float" office:value="2.20052078686776" calcext:value-type="float">
            <text:p>2.20052078686776</text:p>
          </table:table-cell>
          <table:table-cell office:value-type="float" office:value="15.6874570553334" calcext:value-type="float">
            <text:p>15.68745705533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office:value-type="float" office:value="4.20142884523302" calcext:value-type="float">
            <text:p>4</text:p>
          </table:table-cell>
          <table:table-cell office:value-type="float" office:value="35.7269984933384" calcext:value-type="float">
            <text:p>35.7269984933384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.9</text:p>
          </table:table-cell>
          <table:table-cell office:value-type="float" office:value="3.1007208704755" calcext:value-type="float">
            <text:p>3.1007208704755</text:p>
          </table:table-cell>
          <table:table-cell office:value-type="float" office:value="25.9087168369283" calcext:value-type="float">
            <text:p>25.9087168369283</text:p>
          </table:table-cell>
          <table:table-cell office:value-type="float" office:value="9" calcext:value-type="float">
            <text:p>9</text:p>
          </table:table-cell>
          <table:table-cell office:value-type="float" office:value="4.1" calcext:value-type="float">
            <text:p>4.1</text:p>
          </table:table-cell>
          <table:table-cell office:value-type="float" office:value="2.19052250828098" calcext:value-type="float">
            <text:p>2.19052250828098</text:p>
          </table:table-cell>
          <table:table-cell office:value-type="float" office:value="17.8879778422011" calcext:value-type="float">
            <text:p>17.88797784220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4.14526110437592" calcext:value-type="float">
            <text:p>4</text:p>
          </table:table-cell>
          <table:table-cell office:value-type="float" office:value="39.9284273385714" calcext:value-type="float">
            <text:p>39.92842733857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07105493880078" calcext:value-type="float">
            <text:p>3.07105493880078</text:p>
          </table:table-cell>
          <table:table-cell office:value-type="float" office:value="29.0094377074038" calcext:value-type="float">
            <text:p>29.009437707403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18056965783797" calcext:value-type="float">
            <text:p>2.18056965783797</text:p>
          </table:table-cell>
          <table:table-cell office:value-type="float" office:value="20.0785003504821" calcext:value-type="float">
            <text:p>20.07850035048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" calcext:value-type="float">
            <text:p>2.1</text:p>
          </table:table-cell>
          <table:table-cell office:value-type="float" office:value="4.08984425452024" calcext:value-type="float">
            <text:p>4</text:p>
          </table:table-cell>
          <table:table-cell office:value-type="float" office:value="44.0736884429473" calcext:value-type="float">
            <text:p>44.07368844294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.04167283386794" calcext:value-type="float">
            <text:p>3.04167283386794</text:p>
          </table:table-cell>
          <table:table-cell office:value-type="float" office:value="32.0804926462046" calcext:value-type="float">
            <text:p>32.0804926462046</text:p>
          </table:table-cell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.9</text:p>
          </table:table-cell>
          <table:table-cell office:value-type="float" office:value="2.17066202913159" calcext:value-type="float">
            <text:p>2.17066202913159</text:p>
          </table:table-cell>
          <table:table-cell office:value-type="float" office:value="22.2590700083201" calcext:value-type="float">
            <text:p>22.25907000832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.3</text:p>
          </table:table-cell>
          <table:table-cell office:value-type="float" office:value="4.03516825721174" calcext:value-type="float">
            <text:p>4</text:p>
          </table:table-cell>
          <table:table-cell office:value-type="float" office:value="48.1635326974675" calcext:value-type="float">
            <text:p>48.163532697467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.01257184018432" calcext:value-type="float">
            <text:p>3.01257184018432</text:p>
          </table:table-cell>
          <table:table-cell office:value-type="float" office:value="35.1221654800725" calcext:value-type="float">
            <text:p>35.1221654800725</text:p>
          </table:table-cell>
          <table:table-cell office:value-type="float" office:value="12" calcext:value-type="float">
            <text:p>12</text:p>
          </table:table-cell>
          <table:table-cell office:value-type="float" office:value="3.8" calcext:value-type="float">
            <text:p>3.8</text:p>
          </table:table-cell>
          <table:table-cell office:value-type="float" office:value="2.16079941669251" calcext:value-type="float">
            <text:p>2.16079941669251</text:p>
          </table:table-cell>
          <table:table-cell office:value-type="float" office:value="24.4297320374517" calcext:value-type="float">
            <text:p>24.42973203745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 office:value-type="float" office:value="3.98122320819752" calcext:value-type="float">
            <text:p>4</text:p>
          </table:table-cell>
          <table:table-cell office:value-type="float" office:value="52.1987009546793" calcext:value-type="float">
            <text:p>52.198700954679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.98374926823756" calcext:value-type="float">
            <text:p>2.98374926823756</text:p>
          </table:table-cell>
          <table:table-cell office:value-type="float" office:value="38.1347373202568" calcext:value-type="float">
            <text:p>38.1347373202568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.7</text:p>
          </table:table-cell>
          <table:table-cell office:value-type="float" office:value="2.15098161598497" calcext:value-type="float">
            <text:p>2.15098161598497</text:p>
          </table:table-cell>
          <table:table-cell office:value-type="float" office:value="26.5905314541442" calcext:value-type="float">
            <text:p>26.59053145414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7" calcext:value-type="float">
            <text:p>2.7</text:p>
          </table:table-cell>
          <table:table-cell office:value-type="float" office:value="3.92799933563187" calcext:value-type="float">
            <text:p>4</text:p>
          </table:table-cell>
          <table:table-cell office:value-type="float" office:value="56.1799241628768" calcext:value-type="float">
            <text:p>56.179924162876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.95520245424703" calcext:value-type="float">
            <text:p>2.95520245424703</text:p>
          </table:table-cell>
          <table:table-cell office:value-type="float" office:value="41.1184865884944" calcext:value-type="float">
            <text:p>41.1184865884944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.6</text:p>
          </table:table-cell>
          <table:table-cell office:value-type="float" office:value="2.14120842340256" calcext:value-type="float">
            <text:p>2.14120842340256</text:p>
          </table:table-cell>
          <table:table-cell office:value-type="float" office:value="28.7415130701291" calcext:value-type="float">
            <text:p>28.74151307012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9" calcext:value-type="float">
            <text:p>2.9</text:p>
          </table:table-cell>
          <table:table-cell office:value-type="float" office:value="3.87548699830621" calcext:value-type="float">
            <text:p>4</text:p>
          </table:table-cell>
          <table:table-cell office:value-type="float" office:value="60.1079234985087" calcext:value-type="float">
            <text:p>60.107923498508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92692875991762" calcext:value-type="float">
            <text:p>2.92692875991762</text:p>
          </table:table-cell>
          <table:table-cell office:value-type="float" office:value="44.0736890427414" calcext:value-type="float">
            <text:p>44.0736890427414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office:value-type="float" office:value="2.13147963626393" calcext:value-type="float">
            <text:p>2.13147963626393</text:p>
          </table:table-cell>
          <table:table-cell office:value-type="float" office:value="30.8827214935317" calcext:value-type="float">
            <text:p>30.88272149353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3.82367668390259" calcext:value-type="float">
            <text:p>4</text:p>
          </table:table-cell>
          <table:table-cell office:value-type="float" office:value="63.9834104968149" calcext:value-type="float">
            <text:p>63.983410496814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.89892557219593" calcext:value-type="float">
            <text:p>2.89892557219593</text:p>
          </table:table-cell>
          <table:table-cell office:value-type="float" office:value="47.000617802659" calcext:value-type="float">
            <text:p>47.000617802659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2.12179505280868" calcext:value-type="float">
            <text:p>2.12179505280868</text:p>
          </table:table-cell>
          <table:table-cell office:value-type="float" office:value="33.0142011297956" calcext:value-type="float">
            <text:p>33.01420112979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.2</text:p>
          </table:table-cell>
          <table:table-cell office:value-type="float" office:value="3.77255900727064" calcext:value-type="float">
            <text:p>4</text:p>
          </table:table-cell>
          <table:table-cell office:value-type="float" office:value="67.8070871807175" calcext:value-type="float">
            <text:p>67.807087180717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.87119030302878" calcext:value-type="float">
            <text:p>2.87119030302878</text:p>
          </table:table-cell>
          <table:table-cell office:value-type="float" office:value="49.899543374855" calcext:value-type="float">
            <text:p>49.899543374855</text:p>
          </table:table-cell>
          <table:table-cell office:value-type="float" office:value="17" calcext:value-type="float">
            <text:p>17</text:p>
          </table:table-cell>
          <table:table-cell office:value-type="float" office:value="3.3" calcext:value-type="float">
            <text:p>3.3</text:p>
          </table:table-cell>
          <table:table-cell office:value-type="float" office:value="2.11215447219311" calcext:value-type="float">
            <text:p>2.11215447219311</text:p>
          </table:table-cell>
          <table:table-cell office:value-type="float" office:value="35.1359961826043" calcext:value-type="float">
            <text:p>35.13599618260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3" calcext:value-type="float">
            <text:p>3.3</text:p>
          </table:table-cell>
          <table:table-cell office:value-type="float" office:value="3.72212470872744" calcext:value-type="float">
            <text:p>4</text:p>
          </table:table-cell>
          <table:table-cell office:value-type="float" office:value="71.5796461879881" calcext:value-type="float">
            <text:p>71.579646187988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.84372038912398" calcext:value-type="float">
            <text:p>2.84372038912398</text:p>
          </table:table-cell>
          <table:table-cell office:value-type="float" office:value="52.7707336778837" calcext:value-type="float">
            <text:p>52.7707336778837</text:p>
          </table:table-cell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.2</text:p>
          </table:table-cell>
          <table:table-cell office:value-type="float" office:value="2.10255769448606" calcext:value-type="float">
            <text:p>2.10255769448606</text:p>
          </table:table-cell>
          <table:table-cell office:value-type="float" office:value="37.2481506547974" calcext:value-type="float">
            <text:p>37.24815065479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4" calcext:value-type="float">
            <text:p>3.4</text:p>
          </table:table-cell>
          <table:table-cell office:value-type="float" office:value="3.67236465238022" calcext:value-type="float">
            <text:p>4</text:p>
          </table:table-cell>
          <table:table-cell office:value-type="float" office:value="75.3017708967156" calcext:value-type="float">
            <text:p>75.301770896715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.81651329171349" calcext:value-type="float">
            <text:p>2.81651329171349</text:p>
          </table:table-cell>
          <table:table-cell office:value-type="float" office:value="55.6144540670077" calcext:value-type="float">
            <text:p>55.6144540670077</text:p>
          </table:table-cell>
          <table:table-cell office:value-type="float" office:value="19" calcext:value-type="float">
            <text:p>19</text:p>
          </table:table-cell>
          <table:table-cell office:value-type="float" office:value="3.1" calcext:value-type="float">
            <text:p>3.1</text:p>
          </table:table-cell>
          <table:table-cell office:value-type="float" office:value="2.09300452066479" calcext:value-type="float">
            <text:p>2.09300452066479</text:p>
          </table:table-cell>
          <table:table-cell office:value-type="float" office:value="39.3507083492835" calcext:value-type="float">
            <text:p>39.35070834928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float" office:value="3.62326982447144" calcext:value-type="float">
            <text:p>4</text:p>
          </table:table-cell>
          <table:table-cell office:value-type="float" office:value="78.9741355490958" calcext:value-type="float">
            <text:p>78.974135549095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78956649631875" calcext:value-type="float">
            <text:p>2.78956649631875</text:p>
          </table:table-cell>
          <table:table-cell office:value-type="float" office:value="58.4309673587212" calcext:value-type="float">
            <text:p>58.43096735872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08349475261084" calcext:value-type="float">
            <text:p>2.08349475261084</text:p>
          </table:table-cell>
          <table:table-cell office:value-type="float" office:value="41.4437128699483" calcext:value-type="float">
            <text:p>41.44371286994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office:value-type="float" office:value="3.57483133174601" calcext:value-type="float">
            <text:p>4</text:p>
          </table:table-cell>
          <table:table-cell office:value-type="float" office:value="82.5974053735672" calcext:value-type="float">
            <text:p>82.597405373567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.76287751251829" calcext:value-type="float">
            <text:p>2.76287751251829</text:p>
          </table:table-cell>
          <table:table-cell office:value-type="float" office:value="61.22053385504" calcext:value-type="float">
            <text:p>61.22053385504</text:p>
          </table:table-cell>
          <table:table-cell office:value-type="float" office:value="21" calcext:value-type="float">
            <text:p>21</text:p>
          </table:table-cell>
          <table:table-cell office:value-type="float" office:value="2.9" calcext:value-type="float">
            <text:p>2.9</text:p>
          </table:table-cell>
          <table:table-cell office:value-type="float" office:value="2.07402819310591" calcext:value-type="float">
            <text:p>2.07402819310591</text:p>
          </table:table-cell>
          <table:table-cell office:value-type="float" office:value="43.5272076225591" calcext:value-type="float">
            <text:p>43.52720762255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.7</text:p>
          </table:table-cell>
          <table:table-cell office:value-type="float" office:value="3.52704039984026" calcext:value-type="float">
            <text:p>4</text:p>
          </table:table-cell>
          <table:table-cell office:value-type="float" office:value="86.1722367053132" calcext:value-type="float">
            <text:p>86.172236705313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.73644387371758" calcext:value-type="float">
            <text:p>2.73644387371758</text:p>
          </table:table-cell>
          <table:table-cell office:value-type="float" office:value="63.9834113675583" calcext:value-type="float">
            <text:p>63.9834113675583</text:p>
          </table:table-cell>
          <table:table-cell office:value-type="float" office:value="22" calcext:value-type="float">
            <text:p>22</text:p>
          </table:table-cell>
          <table:table-cell office:value-type="float" office:value="2.8" calcext:value-type="float">
            <text:p>2.8</text:p>
          </table:table-cell>
          <table:table-cell office:value-type="float" office:value="2.0646046458278" calcext:value-type="float">
            <text:p>2.0646046458278</text:p>
          </table:table-cell>
          <table:table-cell office:value-type="float" office:value="45.601235815665" calcext:value-type="float">
            <text:p>45.6012358156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.8</text:p>
          </table:table-cell>
          <table:table-cell office:value-type="float" office:value="3.47988837169262" calcext:value-type="float">
            <text:p>3</text:p>
          </table:table-cell>
          <table:table-cell office:value-type="float" office:value="89.6992771051535" calcext:value-type="float">
            <text:p>89.699277105153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.71026313692105" calcext:value-type="float">
            <text:p>2.71026313692105</text:p>
          </table:table-cell>
          <table:table-cell office:value-type="float" office:value="66.7198552412758" calcext:value-type="float">
            <text:p>66.7198552412758</text:p>
          </table:table-cell>
          <table:table-cell office:value-type="float" office:value="23" calcext:value-type="float">
            <text:p>23</text:p>
          </table:table-cell>
          <table:table-cell office:value-type="float" office:value="2.7" calcext:value-type="float">
            <text:p>2.7</text:p>
          </table:table-cell>
          <table:table-cell office:value-type="float" office:value="2.05522391534629" calcext:value-type="float">
            <text:p>2.05522391534629</text:p>
          </table:table-cell>
          <table:table-cell office:value-type="float" office:value="47.6658404614928" calcext:value-type="float">
            <text:p>47.66584046149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" calcext:value-type="float">
            <text:p>3.9</text:p>
          </table:table-cell>
          <table:table-cell office:value-type="float" office:value="3.43336670597533" calcext:value-type="float">
            <text:p>3</text:p>
          </table:table-cell>
          <table:table-cell office:value-type="float" office:value="93.1791654768461" calcext:value-type="float">
            <text:p>93.179165476846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.68433288250635" calcext:value-type="float">
            <text:p>2.68433288250635</text:p>
          </table:table-cell>
          <table:table-cell office:value-type="float" office:value="69.4301183781969" calcext:value-type="float">
            <text:p>69.4301183781969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.6</text:p>
          </table:table-cell>
          <table:table-cell office:value-type="float" office:value="2.04588580711914" calcext:value-type="float">
            <text:p>2.04588580711914</text:p>
          </table:table-cell>
          <table:table-cell office:value-type="float" office:value="49.7210643768391" calcext:value-type="float">
            <text:p>49.72106437683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.38746697554733" calcext:value-type="float">
            <text:p>3</text:p>
          </table:table-cell>
          <table:table-cell office:value-type="float" office:value="96.6125321828215" calcext:value-type="float">
            <text:p>96.61253218282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.65865071400067" calcext:value-type="float">
            <text:p>2.65865071400067</text:p>
          </table:table-cell>
          <table:table-cell office:value-type="float" office:value="72.1144512607033" calcext:value-type="float">
            <text:p>72.1144512607033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2.03659012748803" calcext:value-type="float">
            <text:p>2.03659012748803</text:p>
          </table:table-cell>
          <table:table-cell office:value-type="float" office:value="51.7669501839583" calcext:value-type="float">
            <text:p>51.7669501839583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.6332142578593" calcext:value-type="float">
            <text:p>2.6332142578593</text:p>
          </table:table-cell>
          <table:table-cell office:value-type="float" office:value="74.7731019747039" calcext:value-type="float">
            <text:p>74.7731019747039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.4</text:p>
          </table:table-cell>
          <table:table-cell office:value-type="float" office:value="2.02733668367452" calcext:value-type="float">
            <text:p>2.02733668367452</text:p>
          </table:table-cell>
          <table:table-cell office:value-type="float" office:value="53.8035403114463" calcext:value-type="float">
            <text:p>53.8035403114463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.60802116324625" calcext:value-type="float">
            <text:p>2.60802116324625</text:p>
          </table:table-cell>
          <table:table-cell office:value-type="float" office:value="77.4063162325632" calcext:value-type="float">
            <text:p>77.4063162325632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.3</text:p>
          </table:table-cell>
          <table:table-cell office:value-type="float" office:value="2.01812528377612" calcext:value-type="float">
            <text:p>2.01812528377612</text:p>
          </table:table-cell>
          <table:table-cell office:value-type="float" office:value="55.8308769951208" calcext:value-type="float">
            <text:p>55.830876995120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.58306910181699" calcext:value-type="float">
            <text:p>2.58306910181699</text:p>
          </table:table-cell>
          <table:table-cell office:value-type="float" office:value="80.0143373958095" calcext:value-type="float">
            <text:p>80.0143373958095</text:p>
          </table:table-cell>
          <table:table-cell office:value-type="float" office:value="28" calcext:value-type="float">
            <text:p>28</text:p>
          </table:table-cell>
          <table:table-cell office:value-type="float" office:value="2.2" calcext:value-type="float">
            <text:p>2.2</text:p>
          </table:table-cell>
          <table:table-cell office:value-type="float" office:value="2.00895573676223" calcext:value-type="float">
            <text:p>2.00895573676223</text:p>
          </table:table-cell>
          <table:table-cell office:value-type="float" office:value="57.8490022788969" calcext:value-type="float">
            <text:p>57.849002278896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55835576750328" calcext:value-type="float">
            <text:p>2.55835576750328</text:p>
          </table:table-cell>
          <table:table-cell office:value-type="float" office:value="82.5974064976264" calcext:value-type="float">
            <text:p>82.5974064976264</text:p>
          </table:table-cell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.1</text:p>
          </table:table-cell>
          <table:table-cell office:value-type="float" office:value="1.99982785247023" calcext:value-type="float">
            <text:p>1.99982785247023</text:p>
          </table:table-cell>
          <table:table-cell office:value-type="float" office:value="59.8579580156592" calcext:value-type="float">
            <text:p>59.8579580156592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.5338788763" calcext:value-type="float">
            <text:p>2.5338788763</text:p>
          </table:table-cell>
          <table:table-cell office:value-type="float" office:value="85.1557622651297" calcext:value-type="float">
            <text:p>85.155762265129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.99074144160152" calcext:value-type="float">
            <text:p>1.99074144160152</text:p>
          </table:table-cell>
          <table:table-cell office:value-type="float" office:value="61.8577858681294" calcext:value-type="float">
            <text:p>61.8577858681294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.5096361660541" calcext:value-type="float">
            <text:p>2.5096361660541</text:p>
          </table:table-cell>
          <table:table-cell office:value-type="float" office:value="87.6896411414297" calcext:value-type="float">
            <text:p>87.6896411414297</text:p>
          </table:table-cell>
          <table:table-cell office:value-type="float" office:value="31" calcext:value-type="float">
            <text:p>31</text:p>
          </table:table-cell>
          <table:table-cell office:value-type="float" office:value="1.9" calcext:value-type="float">
            <text:p>1.9</text:p>
          </table:table-cell>
          <table:table-cell office:value-type="float" office:value="1.9816963157176" calcext:value-type="float">
            <text:p>1.9816963157176</text:p>
          </table:table-cell>
          <table:table-cell office:value-type="float" office:value="63.8485273097309" calcext:value-type="float">
            <text:p>63.8485273097309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.48562539625555" calcext:value-type="float">
            <text:p>2.48562539625555</text:p>
          </table:table-cell>
          <table:table-cell office:value-type="float" office:value="90.1992773074838" calcext:value-type="float">
            <text:p>90.1992773074838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office:value-type="float" office:value="1.97269228723617" calcext:value-type="float">
            <text:p>1.97269228723617</text:p>
          </table:table-cell>
          <table:table-cell office:value-type="float" office:value="65.8302236254485" calcext:value-type="float">
            <text:p>65.830223625448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.4618443478302" calcext:value-type="float">
            <text:p>2.4618443478302</text:p>
          </table:table-cell>
          <table:table-cell office:value-type="float" office:value="92.6849027037394" calcext:value-type="float">
            <text:p>92.6849027037394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.7</text:p>
          </table:table-cell>
          <table:table-cell office:value-type="float" office:value="1.96372916942719" calcext:value-type="float">
            <text:p>1.96372916942719</text:p>
          </table:table-cell>
          <table:table-cell office:value-type="float" office:value="67.8029159126847" calcext:value-type="float">
            <text:p>67.802915912684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.43829082293477" calcext:value-type="float">
            <text:p>2.43829082293477</text:p>
          </table:table-cell>
          <table:table-cell office:value-type="float" office:value="95.1467470515696" calcext:value-type="float">
            <text:p>95.1467470515696</text:p>
          </table:table-cell>
          <table:table-cell office:value-type="float" office:value="34" calcext:value-type="float">
            <text:p>34</text:p>
          </table:table-cell>
          <table:table-cell office:value-type="float" office:value="1.6" calcext:value-type="float">
            <text:p>1.6</text:p>
          </table:table-cell>
          <table:table-cell office:value-type="float" office:value="1.95480677640909" calcext:value-type="float">
            <text:p>1.95480677640909</text:p>
          </table:table-cell>
          <table:table-cell office:value-type="float" office:value="69.7666450821119" calcext:value-type="float">
            <text:p>69.766645082111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.41496264475368" calcext:value-type="float">
            <text:p>2.41496264475368</text:p>
          </table:table-cell>
          <table:table-cell office:value-type="float" office:value="97.5850378745044" calcext:value-type="float">
            <text:p>97.5850378745044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.94592492314485" calcext:value-type="float">
            <text:p>1.94592492314485</text:p>
          </table:table-cell>
          <table:table-cell office:value-type="float" office:value="71.721451858521" calcext:value-type="float">
            <text:p>71.721451858521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.4</text:p>
          </table:table-cell>
          <table:table-cell office:value-type="float" office:value="1.93708342543818" calcext:value-type="float">
            <text:p>1.93708342543818</text:p>
          </table:table-cell>
          <table:table-cell office:value-type="float" office:value="73.6673767816658" calcext:value-type="float">
            <text:p>73.6673767816658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.3" calcext:value-type="float">
            <text:p>1.3</text:p>
          </table:table-cell>
          <table:table-cell office:value-type="float" office:value="1.92828209992971" calcext:value-type="float">
            <text:p>1.92828209992971</text:p>
          </table:table-cell>
          <table:table-cell office:value-type="float" office:value="75.604460207104" calcext:value-type="float">
            <text:p>75.604460207104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1.2" calcext:value-type="float">
            <text:p>1.2</text:p>
          </table:table-cell>
          <table:table-cell office:value-type="float" office:value="1.91952076409318" calcext:value-type="float">
            <text:p>1.91952076409318</text:p>
          </table:table-cell>
          <table:table-cell office:value-type="float" office:value="77.5327423070337" calcext:value-type="float">
            <text:p>77.5327423070337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.1" calcext:value-type="float">
            <text:p>1.1</text:p>
          </table:table-cell>
          <table:table-cell office:value-type="float" office:value="1.91079923623166" calcext:value-type="float">
            <text:p>1.91079923623166</text:p>
          </table:table-cell>
          <table:table-cell office:value-type="float" office:value="79.4522630711269" calcext:value-type="float">
            <text:p>79.4522630711269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90211733547376" calcext:value-type="float">
            <text:p>1.90211733547376</text:p>
          </table:table-cell>
          <table:table-cell office:value-type="float" office:value="81.3630623073585" calcext:value-type="float">
            <text:p>81.3630623073585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1.89347488176993" calcext:value-type="float">
            <text:p>1.89347488176993</text:p>
          </table:table-cell>
          <table:table-cell office:value-type="float" office:value="83.2651796428323" calcext:value-type="float">
            <text:p>83.2651796428323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office:value-type="float" office:value="1.88487169588866" calcext:value-type="float">
            <text:p>1.88487169588866</text:p>
          </table:table-cell>
          <table:table-cell office:value-type="float" office:value="85.1586545246022" calcext:value-type="float">
            <text:p>85.1586545246022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office:value-type="float" office:value="1.87630759941282" calcext:value-type="float">
            <text:p>1.87630759941282</text:p>
          </table:table-cell>
          <table:table-cell office:value-type="float" office:value="87.0435262204909" calcext:value-type="float">
            <text:p>87.0435262204909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.8677824147359" calcext:value-type="float">
            <text:p>1.8677824147359</text:p>
          </table:table-cell>
          <table:table-cell office:value-type="float" office:value="88.9198338199037" calcext:value-type="float">
            <text:p>88.9198338199037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1.85929596505841" calcext:value-type="float">
            <text:p>1.85929596505841</text:p>
          </table:table-cell>
          <table:table-cell office:value-type="float" office:value="90.7876162346396" calcext:value-type="float">
            <text:p>90.7876162346396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.4</text:p>
          </table:table-cell>
          <table:table-cell office:value-type="float" office:value="1.85084807438413" calcext:value-type="float">
            <text:p>1.85084807438413</text:p>
          </table:table-cell>
          <table:table-cell office:value-type="float" office:value="92.646912199698" calcext:value-type="float">
            <text:p>92.646912199698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0.3" calcext:value-type="float">
            <text:p>0.3</text:p>
          </table:table-cell>
          <table:table-cell office:value-type="float" office:value="1.84243856751651" calcext:value-type="float">
            <text:p>1.84243856751651</text:p>
          </table:table-cell>
          <table:table-cell office:value-type="float" office:value="94.4977602740821" calcext:value-type="float">
            <text:p>94.4977602740821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1.83406727005501" calcext:value-type="float">
            <text:p>1.83406727005501</text:p>
          </table:table-cell>
          <table:table-cell office:value-type="float" office:value="96.3401988415986" calcext:value-type="float">
            <text:p>96.3401988415986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.1</text:p>
          </table:table-cell>
          <table:table-cell office:value-type="float" office:value="1.82573400839152" calcext:value-type="float">
            <text:p>1.82573400839152</text:p>
          </table:table-cell>
          <table:table-cell office:value-type="float" office:value="98.1742661116536" calcext:value-type="float">
            <text:p>98.1742661116536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 table:number-rows-repeated="11">
          <table:table-cell table:style-name="ce3" table:number-columns-repeated="6"/>
          <table:table-cell table:number-columns-repeated="6"/>
        </table:table-row>
        <table:table-row table:style-name="ro1">
          <table:table-cell table:style-name="ce3" table:number-columns-repeated="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fraction number:min-numerator-digits="1" loext:max-numerator-digits="4" number:min-denominator-digits="1" loext:max-denominator-value="9999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fraction number:min-numerator-digits="1" loext:max-numerator-digits="4" number:min-denominator-digits="1" loext:max-denominator-value="999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2:14:36.766361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9:13:39.644852479</meta:creation-date>
    <dc:date>2020-02-03T12:21:40.967910698</dc:date>
    <meta:editing-duration>PT13M56S</meta:editing-duration>
    <meta:editing-cycles>4</meta:editing-cycles>
    <meta:generator>LibreOffice/6.2.8.2$Linux_X86_64 LibreOffice_project/20$Build-2</meta:generator>
    <meta:document-statistic meta:table-count="1" meta:cell-count="440" meta:object-count="0"/>
  </office:meta>
</office:document-meta>
</file>